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3BF000002C6216BF27144EF7AE3.png" manifest:media-type="image/png"/>
  <manifest:file-entry manifest:full-path="Pictures/10000201000003C0000002C6B8D1A167FCA6E541.png" manifest:media-type="image/png"/>
  <manifest:file-entry manifest:full-path="Pictures/1000020100000386000003117243280A6F626599.png" manifest:media-type="image/png"/>
  <manifest:file-entry manifest:full-path="Pictures/100002010000038600000311C4A96DCDD7413C23.png" manifest:media-type="image/png"/>
  <manifest:file-entry manifest:full-path="Pictures/10000000000002E5000002F6E91F801FFD43C57B.png" manifest:media-type="image/png"/>
  <manifest:file-entry manifest:full-path="Pictures/100002010000038600000311D0C0DE2ECA2B6C4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9999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89cm" svg:height="5.56cm" svg:x="14.004cm" svg:y="1.4cm">
          <draw:image xlink:href="Pictures/100002010000038600000311C4A96DCDD7413C23.png" xlink:type="simple" xlink:show="embed" xlink:actuate="onLoad" loext:mime-type="image/png">
            <text:p/>
          </draw:image>
        </draw:frame>
        <draw:frame draw:style-name="gr1" draw:text-style-name="P1" draw:layer="layout" svg:width="6.39cm" svg:height="5.559cm" svg:x="7.351cm" svg:y="1.4cm">
          <draw:image xlink:href="Pictures/100002010000038600000311D0C0DE2ECA2B6C4F.png" xlink:type="simple" xlink:show="embed" xlink:actuate="onLoad" loext:mime-type="image/png">
            <text:p/>
          </draw:image>
        </draw:frame>
        <draw:frame draw:style-name="gr1" draw:text-style-name="P1" draw:layer="layout" svg:width="6.389cm" svg:height="5.561cm" svg:x="0.7cm" svg:y="1.4cm">
          <draw:image xlink:href="Pictures/1000020100000386000003117243280A6F626599.png" xlink:type="simple" xlink:show="embed" xlink:actuate="onLoad" loext:mime-type="image/png">
            <text:p/>
          </draw:image>
        </draw:frame>
        <draw:frame draw:style-name="gr2" draw:text-style-name="P1" draw:layer="layout" svg:width="20.854cm" svg:height="11.73cm" svg:x="0cm" svg:y="7.1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frame draw:style-name="gr3" draw:text-style-name="P1" draw:layer="layout" svg:width="18.999cm" svg:height="19.434cm" svg:x="1cm" svg:y="1cm">
          <draw:image xlink:href="Pictures/10000000000002E5000002F6E91F801FFD43C57B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18.999cm" svg:height="14.051cm" svg:x="1.001cm" svg:y="8.313cm">
          <draw:image xlink:href="Pictures/10000201000003C0000002C6B8D1A167FCA6E541.png" xlink:type="simple" xlink:show="embed" xlink:actuate="onLoad" loext:mime-type="image/png">
            <text:p/>
          </draw:image>
        </draw:frame>
        <draw:frame draw:style-name="gr1" draw:text-style-name="P1" draw:layer="layout" svg:width="6.389cm" svg:height="5.56cm" svg:x="13.611cm" svg:y="2cm">
          <draw:image xlink:href="Pictures/100002010000038600000311C4A96DCDD7413C23.png" xlink:type="simple" xlink:show="embed" xlink:actuate="onLoad" loext:mime-type="image/png">
            <text:p/>
          </draw:image>
        </draw:frame>
        <draw:frame draw:style-name="gr1" draw:text-style-name="P1" draw:layer="layout" svg:width="6.39cm" svg:height="5.559cm" svg:x="1cm" svg:y="2cm">
          <draw:image xlink:href="Pictures/100002010000038600000311D0C0DE2ECA2B6C4F.png" xlink:type="simple" xlink:show="embed" xlink:actuate="onLoad" loext:mime-type="image/png">
            <text:p/>
          </draw:image>
        </draw:frame>
        <draw:frame draw:style-name="gr1" draw:text-style-name="P1" draw:layer="layout" svg:width="6.389cm" svg:height="5.561cm" svg:x="1cm" svg:y="21.683cm">
          <draw:image xlink:href="Pictures/1000020100000386000003117243280A6F626599.png" xlink:type="simple" xlink:show="embed" xlink:actuate="onLoad" loext:mime-type="image/png">
            <text:p/>
          </draw:image>
        </draw:frame>
        <draw:line draw:style-name="gr4" draw:text-style-name="P2" draw:layer="layout" svg:x1="7.119cm" svg:y1="7.855cm" svg:x2="9.405cm" svg:y2="11.992cm">
          <text:p/>
        </draw:line>
        <draw:line draw:style-name="gr4" draw:text-style-name="P2" draw:layer="layout" svg:x1="4.02cm" svg:y1="21.376cm" svg:x2="5.749cm" svg:y2="18.174cm">
          <text:p/>
        </draw:line>
        <draw:line draw:style-name="gr4" draw:text-style-name="P2" draw:layer="layout" svg:x1="16.937cm" svg:y1="8.099cm" svg:x2="14.456cm" svg:y2="10.91cm">
          <text:p/>
        </draw:line>
        <draw:path draw:style-name="gr5" draw:text-style-name="P2" draw:layer="layout" svg:width="6.332cm" svg:height="11.151cm" draw:transform="skewX (0.405963584013881) rotate (2.12755635818109) translate (5.965cm 17.813cm)" svg:viewBox="0 0 6333 11152" svg:d="M0 0c5102 2193 4470 3268 5476 5841s848 5311 848 5311">
          <text:p/>
        </draw:path>
        <draw:frame draw:style-name="gr6" draw:text-style-name="P3" draw:layer="layout" svg:width="4.164cm" svg:height="0.962cm" svg:x="8.274cm" svg:y="1.038cm">
          <draw:text-box>
            <text:p>AM1_QC172</text:p>
          </draw:text-box>
        </draw:frame>
      </draw:page>
      <draw:page draw:name="page4" draw:style-name="dp1" draw:master-page-name="Default">
        <draw:frame draw:style-name="gr3" draw:text-style-name="P1" draw:layer="layout" svg:width="10.622cm" svg:height="7.855cm" svg:x="10.095cm" svg:y="2.317cm">
          <draw:image xlink:href="Pictures/10000201000003C0000002C6B8D1A167FCA6E541.png" xlink:type="simple" xlink:show="embed" xlink:actuate="onLoad" loext:mime-type="image/png">
            <text:p/>
          </draw:image>
        </draw:frame>
        <draw:frame draw:style-name="gr3" draw:text-style-name="P1" draw:layer="layout" svg:width="10.622cm" svg:height="7.864cm" svg:x="0.088cm" svg:y="2.293cm">
          <draw:image xlink:href="Pictures/10000201000003BF000002C6216BF27144EF7AE3.png" xlink:type="simple" xlink:show="embed" xlink:actuate="onLoad" loext:mime-type="image/png">
            <text:p/>
          </draw:image>
        </draw:frame>
        <draw:frame draw:style-name="gr6" draw:text-style-name="P3" draw:layer="layout" svg:width="4.164cm" svg:height="0.962cm" svg:x="13.274cm" svg:y="1.038cm">
          <draw:text-box>
            <text:p>AM1_QC172</text:p>
          </draw:text-box>
        </draw:frame>
        <draw:frame draw:style-name="gr6" draw:text-style-name="P3" draw:layer="layout" svg:width="3.812cm" svg:height="0.962cm" svg:x="3.374cm" svg:y="1.038cm">
          <draw:text-box>
            <text:p>AM1_QC39</text:p>
          </draw:text-box>
        </draw:frame>
        <draw:frame draw:style-name="gr6" draw:text-style-name="P3" draw:layer="layout" svg:width="4.164cm" svg:height="0.962cm" svg:x="13.274cm" svg:y="11.038cm">
          <draw:text-box>
            <text:p>AM1_QC386</text:p>
          </draw:text-box>
        </draw:frame>
        <draw:frame draw:style-name="gr6" draw:text-style-name="P3" draw:layer="layout" svg:width="3.008cm" svg:height="5.289cm" svg:x="13.969cm" svg:y="12.735cm">
          <draw:text-box>
            <text:p><text:span text:style-name="T1">?</text:span></text:p>
          </draw:text-box>
        </draw:frame>
        <draw:frame draw:style-name="gr6" draw:text-style-name="P3" draw:layer="layout" svg:width="6.911cm" svg:height="0.962cm" svg:x="12.174cm" svg:y="18.438cm">
          <draw:text-box>
            <text:p>Will be done very so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0:16:14.388937069</meta:creation-date>
    <dc:date>2019-10-04T13:47:36.139047313</dc:date>
    <meta:editing-duration>PT2H10M29S</meta:editing-duration>
    <meta:editing-cycles>3</meta:editing-cycles>
    <meta:generator>LibreOffice/6.1.4.2$Linux_X86_64 LibreOffice_project/10$Build-2</meta:generator>
    <meta:document-statistic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55cm" svg:height="11.731cm" xlink:href="." xlink:type="simple" chart:class="chart:scatter" chart:style-name="ch1">
        <chart:legend svg:x="16.355cm" svg:y="1.208cm" style:legend-expansion="custom" chartooo:width="3.544cm" chartooo:height="1.7cm" style:legend-expansion-aspect-ratio="2.08470588235294" chart:style-name="ch2"/>
        <chart:plot-area chart:style-name="ch3" chart:data-source-has-labels="both" svg:x="0.417cm" svg:y="0.234cm" svg:width="20.021cm" svg:height="11.263cm">
          <chartooo:coordinate-region svg:x="0.708cm" svg:y="0.433cm" svg:width="19.636cm" svg:height="10.865cm"/>
          <chart:axis chart:dimension="x" chart:name="primary-x" chart:style-name="ch4" chartooo:axis-type="auto">
            <chart:categories table:cell-range-address="local-table.$A$2:.$A$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7" chart:values-cell-range-address="local-table.$D$2:.$D$31" chart:label-cell-address="local-table.$D$1" chart:class="chart:scatter">
            <chart:data-point chart:repeated="30"/>
          </chart:series>
          <chart:series chart:style-name="ch8" chart:values-cell-range-address="local-table.$E$2:.$E$31" chart:label-cell-address="local-table.$E$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M1_QC39</text:p>
              </table:table-cell>
              <table:table-cell office:value-type="string">
                <text:p>AM1_QC172</text:p>
              </table:table-cell>
              <table:table-cell office:value-type="string">
                <text:p>AM1_QC38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68368542678">
                <text:p>-1.268368542678</text:p>
              </table:table-cell>
              <table:table-cell office:value-type="float" office:value="0">
                <text:p>0</text:p>
              </table:table-cell>
              <table:table-cell office:value-type="float" office:value="17.922584552141">
                <text:p>17.922584552141</text:p>
              </table:table-cell>
              <table:table-cell office:value-type="float" office:value="50.995834869844">
                <text:p>50.995834869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69020332176">
                <text:p>-1.169020332176</text:p>
              </table:table-cell>
              <table:table-cell office:value-type="float" office:value="-1.63477647000036">
                <text:p>-1.63477647000036</text:p>
              </table:table-cell>
              <table:table-cell office:value-type="float" office:value="14.944924865713">
                <text:p>14.944924865713</text:p>
              </table:table-cell>
              <table:table-cell office:value-type="float" office:value="46.629476507873">
                <text:p>46.629476507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70616969647">
                <text:p>-1.070616969647</text:p>
              </table:table-cell>
              <table:table-cell office:value-type="float" office:value="-2.30331055999886">
                <text:p>-2.30331055999886</text:p>
              </table:table-cell>
              <table:table-cell office:value-type="float" office:value="12.598852541721">
                <text:p>12.598852541721</text:p>
              </table:table-cell>
              <table:table-cell office:value-type="float" office:value="43.313233276882">
                <text:p>43.313233276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2955558669">
                <text:p>-0.972955558669</text:p>
              </table:table-cell>
              <table:table-cell office:value-type="float" office:value="-1.42681875000017">
                <text:p>-1.42681875000017</text:p>
              </table:table-cell>
              <table:table-cell office:value-type="float" office:value="11.606835588951">
                <text:p>11.606835588951</text:p>
              </table:table-cell>
              <table:table-cell office:value-type="float" office:value="41.799380040075">
                <text:p>41.79938004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876008575111">
                <text:p>-0.876008575111</text:p>
              </table:table-cell>
              <table:table-cell office:value-type="float" office:value="1.64609103000112">
                <text:p>1.64609103000112</text:p>
              </table:table-cell>
              <table:table-cell office:value-type="float" office:value="12.295214802078">
                <text:p>12.295214802078</text:p>
              </table:table-cell>
              <table:table-cell office:value-type="float" office:value="42.225185850981">
                <text:p>42.225185850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79414125088">
                <text:p>-0.779414125088</text:p>
              </table:table-cell>
              <table:table-cell office:value-type="float" office:value="7.34682602000066">
                <text:p>7.34682602000066</text:p>
              </table:table-cell>
              <table:table-cell office:value-type="float" office:value="15.192194146788">
                <text:p>15.192194146788</text:p>
              </table:table-cell>
              <table:table-cell office:value-type="float" office:value="44.716392590104">
                <text:p>44.716392590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8254016184">
                <text:p>-0.68254016184</text:p>
              </table:table-cell>
              <table:table-cell office:value-type="float" office:value="15.7145775600002">
                <text:p>15.7145775600002</text:p>
              </table:table-cell>
              <table:table-cell office:value-type="float" office:value="21.46710604201">
                <text:p>21.46710604201</text:p>
              </table:table-cell>
              <table:table-cell office:value-type="float" office:value="50.52129483389">
                <text:p>50.52129483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84397890303">
                <text:p>-0.584397890303</text:p>
              </table:table-cell>
              <table:table-cell office:value-type="float" office:value="26.2039865700008">
                <text:p>26.2039865700008</text:p>
              </table:table-cell>
              <table:table-cell office:value-type="float" office:value="31.443977259753">
                <text:p>31.443977259753</text:p>
              </table:table-cell>
              <table:table-cell office:value-type="float" office:value="59.842391597749">
                <text:p>59.842391597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1547236764">
                <text:p>-0.481547236764</text:p>
              </table:table-cell>
              <table:table-cell office:value-type="float" office:value="34.4919506400001">
                <text:p>34.4919506400001</text:p>
              </table:table-cell>
              <table:table-cell office:value-type="float" office:value="45.798316243134">
                <text:p>45.798316243134</text:p>
              </table:table-cell>
              <table:table-cell office:value-type="float" office:value="74.098060778018">
                <text:p>74.098060778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80176844693">
                <text:p>-0.380176844693</text:p>
              </table:table-cell>
              <table:table-cell office:value-type="float" office:value="42.7914670600003">
                <text:p>42.7914670600003</text:p>
              </table:table-cell>
              <table:table-cell office:value-type="float" office:value="49.31909138769">
                <text:p>49.31909138769</text:p>
              </table:table-cell>
              <table:table-cell office:value-type="float" office:value="75.999224947147">
                <text:p>75.999224947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78072983804">
                <text:p>-0.278072983804</text:p>
              </table:table-cell>
              <table:table-cell office:value-type="float" office:value="49.5731970400011">
                <text:p>49.5731970400011</text:p>
              </table:table-cell>
              <table:table-cell office:value-type="float" office:value="49.499439129275">
                <text:p>49.499439129275</text:p>
              </table:table-cell>
              <table:table-cell office:value-type="float" office:value="72.575551429358">
                <text:p>72.575551429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76000222228">
                <text:p>-0.176000222228</text:p>
              </table:table-cell>
              <table:table-cell office:value-type="float" office:value="54.6762576300007">
                <text:p>54.6762576300007</text:p>
              </table:table-cell>
              <table:table-cell office:value-type="float" office:value="50.220526183683">
                <text:p>50.220526183683</text:p>
              </table:table-cell>
              <table:table-cell office:value-type="float" office:value="69.545521972434">
                <text:p>69.545521972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745386763410001">
                <text:p>-0.0745386763410001</text:p>
              </table:table-cell>
              <table:table-cell office:value-type="float" office:value="58.4645744900008">
                <text:p>58.4645744900008</text:p>
              </table:table-cell>
              <table:table-cell office:value-type="float" office:value="48.79803494473">
                <text:p>48.79803494473</text:p>
              </table:table-cell>
              <table:table-cell office:value-type="float" office:value="65.570114991622">
                <text:p>65.570114991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4741229939999">
                <text:p>0.0274741229939999</text:p>
              </table:table-cell>
              <table:table-cell office:value-type="float" office:value="60.6599452700011">
                <text:p>60.6599452700011</text:p>
              </table:table-cell>
              <table:table-cell office:value-type="float" office:value="47.661617270383">
                <text:p>47.661617270383</text:p>
              </table:table-cell>
              <table:table-cell office:value-type="float" office:value="61.343730262475">
                <text:p>61.343730262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923312963">
                <text:p>0.128923312963</text:p>
              </table:table-cell>
              <table:table-cell office:value-type="float" office:value="61.7119816699997">
                <text:p>61.7119816699997</text:p>
              </table:table-cell>
              <table:table-cell office:value-type="float" office:value="42.799663502825">
                <text:p>42.799663502825</text:p>
              </table:table-cell>
              <table:table-cell office:value-type="float" office:value="54.131924031994">
                <text:p>54.131924031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029173047">
                <text:p>0.231029173047</text:p>
              </table:table-cell>
              <table:table-cell office:value-type="float" office:value="60.7682084000007">
                <text:p>60.7682084000007</text:p>
              </table:table-cell>
              <table:table-cell office:value-type="float" office:value="37.34687799653">
                <text:p>37.34687799653</text:p>
              </table:table-cell>
              <table:table-cell office:value-type="float" office:value="46.267830530345">
                <text:p>46.267830530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2468660884">
                <text:p>0.332468660884</text:p>
              </table:table-cell>
              <table:table-cell office:value-type="float" office:value="58.937912020001">
                <text:p>58.937912020001</text:p>
              </table:table-cell>
              <table:table-cell office:value-type="float" office:value="30.783308392096">
                <text:p>30.783308392096</text:p>
              </table:table-cell>
              <table:table-cell office:value-type="float" office:value="38.475924570681">
                <text:p>38.475924570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128252695">
                <text:p>0.434128252695</text:p>
              </table:table-cell>
              <table:table-cell office:value-type="float" office:value="55.7640820300003">
                <text:p>55.7640820300003</text:p>
              </table:table-cell>
              <table:table-cell office:value-type="float" office:value="25.577609557895">
                <text:p>25.577609557895</text:p>
              </table:table-cell>
              <table:table-cell office:value-type="float" office:value="32.62795340607">
                <text:p>32.62795340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6963066568">
                <text:p>0.536963066568</text:p>
              </table:table-cell>
              <table:table-cell office:value-type="float" office:value="51.0091282100002">
                <text:p>51.0091282100002</text:p>
              </table:table-cell>
              <table:table-cell office:value-type="float" office:value="20.848076617989">
                <text:p>20.848076617989</text:p>
              </table:table-cell>
              <table:table-cell office:value-type="float" office:value="25.718771351942">
                <text:p>25.718771351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8425564691">
                <text:p>0.638425564691</text:p>
              </table:table-cell>
              <table:table-cell office:value-type="float" office:value="44.2950424299997">
                <text:p>44.2950424299997</text:p>
              </table:table-cell>
              <table:table-cell office:value-type="float" office:value="16.935187274601">
                <text:p>16.935187274601</text:p>
              </table:table-cell>
              <table:table-cell office:value-type="float" office:value="21.034342219242">
                <text:p>21.034342219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7264639045">
                <text:p>0.737264639045</text:p>
              </table:table-cell>
              <table:table-cell office:value-type="float" office:value="37.4540312600002">
                <text:p>37.4540312600002</text:p>
              </table:table-cell>
              <table:table-cell office:value-type="float" office:value="10.941129580438">
                <text:p>10.941129580438</text:p>
              </table:table-cell>
              <table:table-cell office:value-type="float" office:value="13.779507500334">
                <text:p>13.779507500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4774706167">
                <text:p>0.834774706167</text:p>
              </table:table-cell>
              <table:table-cell office:value-type="float" office:value="32.0911166599999">
                <text:p>32.0911166599999</text:p>
              </table:table-cell>
              <table:table-cell office:value-type="float" office:value="6.289935518862">
                <text:p>6.289935518862</text:p>
              </table:table-cell>
              <table:table-cell office:value-type="float" office:value="8.546943471807">
                <text:p>8.546943471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2181306325">
                <text:p>0.932181306325</text:p>
              </table:table-cell>
              <table:table-cell office:value-type="float" office:value="28.8050358199998">
                <text:p>28.8050358199998</text:p>
              </table:table-cell>
              <table:table-cell office:value-type="float" office:value="2.343012239708">
                <text:p>2.343012239708</text:p>
              </table:table-cell>
              <table:table-cell office:value-type="float" office:value="3.497131343471">
                <text:p>3.497131343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0334657615">
                <text:p>1.030334657615</text:p>
              </table:table-cell>
              <table:table-cell office:value-type="float" office:value="27.4487222900007">
                <text:p>27.4487222900007</text:p>
              </table:table-cell>
              <table:table-cell office:value-type="float" office:value="1.410414113239">
                <text:p>1.410414113239</text:p>
              </table:table-cell>
              <table:table-cell office:value-type="float" office:value="2.067400143886">
                <text:p>2.067400143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28316015699">
                <text:p>1.128316015699</text:p>
              </table:table-cell>
              <table:table-cell office:value-type="float" office:value="27.6814971900003">
                <text:p>27.68149719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7559258294">
                <text:p>1.227559258294</text:p>
              </table:table-cell>
              <table:table-cell office:value-type="float" office:value="28.8378869900007">
                <text:p>28.8378869900007</text:p>
              </table:table-cell>
              <table:table-cell office:value-type="float" office:value="2.253470174286">
                <text:p>2.253470174286</text:p>
              </table:table-cell>
              <table:table-cell office:value-type="float" office:value="3.663508242753">
                <text:p>3.663508242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6453891515">
                <text:p>1.326453891515</text:p>
              </table:table-cell>
              <table:table-cell office:value-type="float" office:value="30.8905634300008">
                <text:p>30.8905634300008</text:p>
              </table:table-cell>
              <table:table-cell office:value-type="float" office:value="2.421432104953">
                <text:p>2.421432104953</text:p>
              </table:table-cell>
              <table:table-cell office:value-type="float" office:value="2.613700300011">
                <text:p>2.613700300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26064880283">
                <text:p>1.426064880283</text:p>
              </table:table-cell>
              <table:table-cell office:value-type="float" office:value="33.4125315300007">
                <text:p>33.4125315300007</text:p>
              </table:table-cell>
              <table:table-cell office:value-type="float" office:value="3.674761060192">
                <text:p>3.674761060192</text:p>
              </table:table-cell>
              <table:table-cell office:value-type="float" office:value="4.492575847478">
                <text:p>4.492575847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41222744">
                <text:p>1.52541222744</text:p>
              </table:table-cell>
              <table:table-cell office:value-type="float" office:value="36.4657202800008">
                <text:p>36.4657202800008</text:p>
              </table:table-cell>
              <table:table-cell office:value-type="float" office:value="5.027960694595">
                <text:p>5.027960694595</text:p>
              </table:table-cell>
              <table:table-cell office:value-type="float" office:value="4.771495651994">
                <text:p>4.771495651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2532595615">
                <text:p>1.62532595615</text:p>
              </table:table-cell>
              <table:table-cell office:value-type="float" office:value="39.6727215600004">
                <text:p>39.6727215600004</text:p>
              </table:table-cell>
              <table:table-cell office:value-type="float" office:value="7.268239032617">
                <text:p>7.268239032617</text:p>
              </table:table-cell>
              <table:table-cell office:value-type="float" office:value="8.213727346852">
                <text:p>8.213727346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